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5" style:family="paragraph" style:parent-style-name="Standard">
      <style:text-properties style:font-name="Menlo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294a57" officeooo:paragraph-rsid="00294a57" style:font-weight-asian="bold" style:font-weight-complex="bold"/>
    </style:style>
    <style:style style:name="P9" style:family="paragraph" style:parent-style-name="Standard">
      <style:text-properties fo:font-weight="bold" officeooo:rsid="00299e33" officeooo:paragraph-rsid="00299e33" style:font-weight-asian="bold" style:font-weight-complex="bold"/>
    </style:style>
    <style:style style:name="P10" style:family="paragraph" style:parent-style-name="Standard">
      <style:text-properties fo:font-weight="bold" officeooo:rsid="0027fb3a" officeooo:paragraph-rsid="0027fb3a" style:font-weight-asian="bold" style:font-weight-complex="bold"/>
    </style:style>
    <style:style style:name="P11" style:family="paragraph" style:parent-style-name="Standard">
      <style:text-properties fo:font-weight="normal" officeooo:rsid="00294a57" officeooo:paragraph-rsid="00294a57" style:font-weight-asian="normal" style:font-weight-complex="normal"/>
    </style:style>
    <style:style style:name="P12" style:family="paragraph" style:parent-style-name="Standard">
      <style:text-properties fo:font-weight="normal" officeooo:rsid="001f7829" style:font-weight-asian="normal" style:font-weight-complex="normal"/>
    </style:style>
    <style:style style:name="P13" style:family="paragraph" style:parent-style-name="Standard">
      <style:text-properties fo:font-weight="normal" officeooo:rsid="00299e33" officeooo:paragraph-rsid="00299e33" style:font-weight-asian="normal" style:font-weight-complex="normal"/>
    </style:style>
    <style:style style:name="P14" style:family="paragraph" style:parent-style-name="Standard" style:master-page-name="MP0">
      <style:paragraph-properties style:page-number="auto" fo:break-before="page"/>
      <style:text-properties style:font-name="Arial" fo:font-weight="normal" officeooo:rsid="0027fb3a" style:font-weight-asian="normal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3">
      <style:text-properties fo:language="en" fo:country="US"/>
    </style:style>
    <style:style style:name="P19" style:family="paragraph" style:parent-style-name="Standard" style:list-style-name="L8">
      <style:text-properties fo:language="en" fo:country="US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>
      <style:text-properties officeooo:paragraph-rsid="0012ed7c"/>
    </style:style>
    <style:style style:name="P25" style:family="paragraph" style:parent-style-name="Standard" style:list-style-name="L8">
      <style:text-properties officeooo:paragraph-rsid="00184ef8"/>
    </style:style>
    <style:style style:name="P26" style:family="paragraph" style:parent-style-name="Standard" style:list-style-name="L9"/>
    <style:style style:name="P27" style:family="paragraph" style:parent-style-name="Standard" style:list-style-name="L9">
      <style:text-properties officeooo:rsid="0021b6a1" officeooo:paragraph-rsid="0021b6a1"/>
    </style:style>
    <style:style style:name="P28" style:family="paragraph" style:parent-style-name="Standard" style:list-style-name="L10">
      <style:text-properties fo:font-weight="normal" officeooo:rsid="002b3204" officeooo:paragraph-rsid="002b3204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27fb3a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7829" style:font-weight-asian="normal" style:font-weight-complex="normal"/>
    </style:style>
    <style:style style:name="T16" style:family="text">
      <style:text-properties officeooo:rsid="001c014e"/>
    </style:style>
    <style:style style:name="T17" style:family="text">
      <style:text-properties officeooo:rsid="00201129"/>
    </style:style>
    <style:style style:name="T18" style:family="text">
      <style:text-properties officeooo:rsid="002d53c2"/>
    </style:style>
    <style:style style:name="T19" style:family="text">
      <style:text-properties officeooo:rsid="002993f2"/>
    </style:style>
    <style:style style:name="T20" style:family="text">
      <style:text-properties officeooo:rsid="002a6505"/>
    </style:style>
    <style:style style:name="T21" style:family="text">
      <style:text-properties officeooo:rsid="002bdd2f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9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4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5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5">- gc -m “mensagem”: comita todos os arquivos no repositório</text:p>
      <text:p text:style-name="P2"/>
      <text:p text:style-name="P3">Gerenciador / facilitador de <text:s/>instalação do node js</text:p>
      <text:p text:style-name="P3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6">mensagem</text:span>” //comita todos os arquivos</text:p>
      <text:p text:style-name="Standard">- git pull //trás tudo do remoto</text:p>
      <text:p text:style-name="Standard">- git push //joga tudo pro remoto</text:p>
      <text:p text:style-name="Standard">- git reset --hard HEAD //<text:span text:style-name="T18">trás todo o projeto de novo a partir da última alteração</text:span>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513099224" text:style-name="L1">
        <text:list-item>
          <text:p text:style-name="P15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1853923578" text:style-name="L2">
        <text:list-item>
          <text:p text:style-name="P16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220856984" text:style-name="L3">
        <text:list-item>
          <text:p text:style-name="P18">sudo npm install -g create-react-app</text:p>
        </text:list-item>
        <text:list-item>
          <text:p text:style-name="P17"><text:soft-page-break/>sudo create-react-app frontend</text:p>
        </text:list-item>
        <text:list-item>
          <text:p text:style-name="P18">ou executar somente: sudo yarn create react-app frontend</text:p>
        </text:list-item>
      </text:list>
      <text:p text:style-name="P6"/>
      <text:p text:style-name="Standard">- Para subir o servidor: sudo yarn start</text:p>
      <text:list xml:id="list823922365" text:style-name="L4">
        <text:list-item>
          <text:p text:style-name="P20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127108763" text:style-name="L5">
        <text:list-item>
          <text:p text:style-name="P21">retorna um elemento React (JSX)</text:p>
        </text:list-item>
        <text:list-item>
          <text:p text:style-name="P21">também pode ser retornado um Array / fragmento a partir da versão (16)</text:p>
        </text:list-item>
        <text:list-item>
          <text:p text:style-name="P21">Portal</text:p>
        </text:list-item>
        <text:list-item>
          <text:p text:style-name="P21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1645764350" text:style-name="L6">
        <text:list-item>
          <text:p text:style-name="P22">Constructor</text:p>
        </text:list-item>
        <text:list-item>
          <text:p text:style-name="P22">Render</text:p>
        </text:list-item>
        <text:list-item>
          <text:p text:style-name="P22">Reac updates DOM and refs</text:p>
        </text:list-item>
        <text:list-item>
          <text:p text:style-name="P22">componentDidMount (instanciar listeners)</text:p>
        </text:list-item>
        <text:list-item>
          <text:p text:style-name="P22">componenteWillUnmount (remover / limpar listeners) – função executada ao desmontar componente</text:p>
        </text:list-item>
      </text:list>
      <text:p text:style-name="Standard"/>
      <text:p text:style-name="Standard">- Instalando blibliotecas: <text:span text:style-name="T19">todas as bibliotecas devem ser instaladas no repositório frontend</text:span></text:p>
      <text:list xml:id="list652883812" text:style-name="L7">
        <text:list-item>
          <text:p text:style-name="P23">sudo yarn add axios</text:p>
        </text:list-item>
      </text:list>
      <text:list xml:id="list4076585396" text:style-name="L8">
        <text:list-item>
          <text:p text:style-name="P19">sudo yarn add react-router-dom</text:p>
        </text:list-item>
        <text:list-item>
          <text:p text:style-name="P24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25"><text:span text:style-name="T10">sudo yarn add bootstrap-icons //</text:span><text:span text:style-name="T11">instalar ultima versão do node 12.16.1</text:span></text:p>
        </text:list-item>
      </text:list>
      <text:p text:style-name="P6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7"/>
      <text:p text:style-name="P7">css inline com react</text:p>
      <text:p text:style-name="P7"/>
      <text:p text:style-name="P6">//inline</text:p>
      <text:p text:style-name="P6">const logoStyle = {</text:p>
      <text:p text:style-name="P6"><text:s text:c="4"/>width: 5+'%',</text:p>
      <text:p text:style-name="P6"><text:s text:c="4"/>height: 5+'%',</text:p>
      <text:p text:style-name="P6"><text:s text:c="4"/>display: flex</text:p>
      <text:p text:style-name="P6">}</text:p>
      <text:p text:style-name="P6"/>
      <text:p text:style-name="P6">export default function Login() {</text:p>
      <text:p text:style-name="P6"><text:s text:c="4"/>return (</text:p>
      <text:p text:style-name="P6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7">Vs Code</text:p>
      <text:p text:style-name="Standard">- plugin</text:p>
      <text:list xml:id="list943793089" text:style-name="L9">
        <text:list-item>
          <text:p text:style-name="P26">color highlight</text:p>
        </text:list-item>
        <text:list-item>
          <text:p text:style-name="P26">material icon theme</text:p>
        </text:list-item>
        <text:list-item>
          <text:p text:style-name="P26">drácula</text:p>
        </text:list-item>
        <text:list-item>
          <text:p text:style-name="P27">live share: permite duas pessoas mexer no código</text:p>
        </text:list-item>
        <text:list-item>
          <text:p text:style-name="P27">eazy-snippets-react</text:p>
        </text:list-item>
        <text:list-item>
          <text:p text:style-name="P27"><text:soft-page-break/>vscode-icons</text:p>
        </text:list-item>
        <text:list-item>
          <text:p text:style-name="P27">CSS Formatter</text:p>
        </text:list-item>
      </text:list>
      <text:p text:style-name="Standard">-Atalho Alt + shift + f <text:span text:style-name="T13">ou ctrl + shift + i</text:span>: identa o código</text:p>
      <text:p text:style-name="Standard">- <text:span text:style-name="T17">Atalho ctrl +/: comenta e descomenta</text:span></text:p>
      <text:p text:style-name="Standard"/>
      <text:p text:style-name="P7">cypress test – <text:span text:style-name="T15">testes</text:span></text:p>
      <text:p text:style-name="P8"><text:span text:style-name="T15">a</text:span><text:span text:style-name="T14">pp actions</text:span></text:p>
      <text:p text:style-name="P11">page options</text:p>
      <text:p text:style-name="P12"/>
      <text:p text:style-name="P9">Instalação cypress: Acessar / <text:span text:style-name="T20">criar </text:span>repositório <text:span text:style-name="T20">cypress no mesmo nó de frontend e backend</text:span> para instalar a biblioteca</text:p>
      <text:p text:style-name="P9"/>
      <text:p text:style-name="P9"><text:a xlink:type="simple" xlink:href="https://docs.cypress.io/guides/getting-started/installing-cypress.html#Adding-npm-scripts" text:style-name="Internet_20_link" text:visited-style-name="Visited_20_Internet_20_Link">https://docs.cypress.io/guides/getting-started/installing-cypress.html#Adding-npm-scripts</text:a></text:p>
      <text:p text:style-name="P9"/>
      <text:list xml:id="list599684639" text:style-name="L10">
        <text:list-item>
          <text:p text:style-name="P28">sudo yarn add cypress –dev</text:p>
        </text:list-item>
        <text:list-item>
          <text:p text:style-name="P28">yarn run cypress open //<text:span text:style-name="T21">starta o cypress</text:span></text:p>
        </text:list-item>
        <text:list-item>
          <text:p text:style-name="P28">yarn start cypress:open</text:p>
        </text:list-item>
        <text:list-item>
          <text:p text:style-name="P28">$(npm bin)/cypress open</text:p>
        </text:list-item>
      </text:list>
      <text:p text:style-name="P13"/>
      <text:p text:style-name="P12"/>
      <text:p text:style-name="P10">Discord – <text:span text:style-name="T14">aplicativo de conversa, bom para trocar código e trabalh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3-02T08:59:14.633559544</dc:date>
    <meta:editing-cycles>77</meta:editing-cycles>
    <meta:editing-duration>P1DT17H19M3S</meta:editing-duration>
    <meta:document-statistic meta:table-count="0" meta:image-count="0" meta:object-count="0" meta:page-count="3" meta:paragraph-count="96" meta:word-count="567" meta:character-count="3671" meta:non-whitespace-character-count="3189"/>
    <meta:template xlink:type="simple" xlink:actuate="onRequest" xlink:title="" xlink:href="Normal"/>
  </office:meta>
</office:document-meta>
</file>